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ndalus" fo:font-size="14pt" style:font-size-asian="14pt" style:font-size-complex="14pt"/>
    </style:style>
    <style:style style:name="P2" style:family="paragraph" style:parent-style-name="Standard">
      <style:paragraph-properties fo:text-align="start" style:justify-single-word="false"/>
      <style:text-properties style:font-name="Andalu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ndalu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rstanding Character</text:p>
      <text:p text:style-name="P1">Isadora White</text:p>
      <text:p text:style-name="P1">Period: 6</text:p>
      <text:p text:style-name="P1"/>
      <text:p text:style-name="P3">Understanding Character</text:p>
      <text:p text:style-name="P3"/>
      <text:p text:style-name="P2"/>
      <text:p text:style-name="P2"/>
      <text:p text:style-name="P2"><text:tab/>Throughout <text:span text:style-name="T1">the novel Sal has the belief that her mother is coming back. She believes that her mother will come back from the dead on her birthday and that she needs to get there in time for her resurection. Then, at the end of the novel Sal goes on a daring journey on her own to Lewiston. There she discovers the site where her mother's bus tipped over. </text:span></text:p>
      <text:p text:style-name="P4"><text:tab/>When she goes back to her car, she finds a police officer finds her all alone by her car. He shows her, her mother's grave to reassure her that her mother is dead. She discovers why her father likes to hang out with Mrs.Cadaver so much. She realizes that sometimes that you have to fish in the air or believe things that aren't true to protect yourself. Sometimes you just can't deal with the things that happenn in life, sometimes they are to traumatic but at some point, when you are ready, <text:s/>you have to find the truth about life.</text:p>
      <text:p text:style-name="P2"><text:span text:style-name="T1"><text:tab/>Sal has changed quite a bit since the beginning of the novel. She has learned not to judge people to quickly. She has learned “</text:span><text:span text:style-name="T2">not to judge a man until you have walked two moons in his moccasins</text:span><text:span text:style-name="T3">”. She realizes that some things do not matter in the course of a lifetime and certain things do ma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0:39:05</meta:creation-date>
    <meta:editing-duration>P5DT23H53M28S</meta:editing-duration>
    <meta:editing-cycles>3</meta:editing-cycles>
    <meta:generator>OpenOffice.org/3.4.1$Unix OpenOffice.org_project/341m1$Build-9593</meta:generator>
    <meta:initial-creator>Isadora White</meta:initial-creator>
    <dc:date>2013-04-20T10:32:30</dc:date>
    <dc:creator>Isadora White</dc:creator>
    <meta:printed-by>Isadora White</meta:printed-by>
    <meta:print-date>2013-04-14T10:47:01</meta:print-date>
    <meta:document-statistic meta:table-count="0" meta:image-count="0" meta:object-count="0" meta:page-count="1" meta:paragraph-count="7" meta:word-count="233" meta:character-count="1257"/>
  </office:meta>
</office:document-meta>
</file>